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Normal">
      <style:text-properties fo:font-variant="normal" fo:text-transform="none" fo:color="#000000" loext:opacity="100%" style:font-name="gg sans" fo:font-size="12pt" fo:letter-spacing="normal" fo:font-style="normal" fo:font-weight="normal" style:font-size-asian="12pt" style:font-name-complex="Arial" style:font-size-complex="10pt" style:font-weight-complex="bold"/>
    </style:style>
    <style:style style:name="P13" style:family="paragraph" style:parent-style-name="Normal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14" style:family="paragraph" style:parent-style-name="Normal">
      <style:text-properties officeooo:paragraph-rsid="0016eb9f"/>
    </style:style>
    <style:style style:name="P15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6" style:family="paragraph" style:parent-style-name="Paragraphe_20_de_20_liste"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style:font-size-asian="12pt" style:font-name-complex="Arial" style:font-size-complex="16pt"/>
    </style:style>
    <style:style style:name="P19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20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officeooo:rsid="000d8f90" officeooo:paragraph-rsid="000e1f6e" style:font-size-asian="12pt" style:font-name-complex="Arial" style:font-size-complex="16pt"/>
    </style:style>
    <style:style style:name="P21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style:text-underline-style="none" officeooo:rsid="0016eb9f" officeooo:paragraph-rsid="0016eb9f" style:font-size-asian="12pt" style:font-name-complex="Arial" style:font-size-complex="12pt"/>
    </style:style>
    <style:style style:name="P22" style:family="paragraph" style:parent-style-name="Paragraphe_20_de_20_liste">
      <style:paragraph-properties fo:margin-left="0cm" fo:margin-right="0cm" fo:text-indent="0cm" style:auto-text-indent="false"/>
      <style:text-properties officeooo:paragraph-rsid="0016eb9f"/>
    </style:style>
    <style:style style:name="P23" style:family="paragraph" style:parent-style-name="Paragraphe_20_de_20_liste">
      <style:paragraph-properties fo:margin-left="0cm" fo:margin-right="0cm" fo:text-indent="0cm" style:auto-text-indent="false"/>
      <style:text-properties fo:color="#c9211e" loext:opacity="100%" style:font-name="Arial" fo:font-size="14pt" style:text-underline-style="solid" style:text-underline-width="auto" style:text-underline-color="font-color" officeooo:rsid="0016eb9f" officeooo:paragraph-rsid="0016eb9f" style:font-size-asian="14pt" style:font-name-complex="Arial" style:font-size-complex="14pt"/>
    </style:style>
    <style:style style:name="P24" style:family="paragraph" style:parent-style-name="Paragraphe_20_de_20_liste">
      <style:paragraph-properties fo:margin-left="0cm" fo:margin-right="0cm" fo:text-indent="0cm" style:auto-text-indent="false">
        <style:tab-stops>
          <style:tab-stop style:position="2.011cm"/>
        </style:tab-stops>
      </style:paragraph-properties>
      <style:text-properties officeooo:paragraph-rsid="0016eb9f"/>
    </style:style>
    <style:style style:name="P2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6" style:family="paragraph" style:parent-style-name="Paragraphe_20_de_20_liste" style:list-style-name="L1"/>
    <style:style style:name="P27" style:family="paragraph" style:parent-style-name="Paragraphe_20_de_20_liste" style:list-style-name="L1">
      <style:paragraph-properties fo:line-height="115%"/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8" style:family="paragraph" style:parent-style-name="Paragraphe_20_de_20_liste" style:list-style-name="L1">
      <style:text-properties fo:color="#000000" loext:opacity="100%" style:font-name="Arial" fo:font-size="12pt" officeooo:rsid="00137b5f" officeooo:paragraph-rsid="00137b5f" style:font-size-asian="12pt" style:font-name-complex="Arial" style:font-size-complex="10pt" style:font-weight-complex="bold"/>
    </style:style>
    <style:style style:name="P29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30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31" style:family="paragraph" style:parent-style-name="Paragraphe_20_de_20_liste" style:list-style-name="L3">
      <style:text-properties style:font-name="Arial" fo:font-size="12pt" officeooo:rsid="00153150" officeooo:paragraph-rsid="00153150" style:font-size-asian="12pt" style:font-name-complex="Arial" style:font-size-complex="16pt"/>
    </style:style>
    <style:style style:name="P32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33" style:family="paragraph" style:parent-style-name="Paragraphe_20_de_20_liste" style:list-style-name="L4">
      <style:text-properties style:font-name="Arial" fo:font-size="12pt" officeooo:rsid="001d33c7" officeooo:paragraph-rsid="001d33c7" style:font-size-asian="12pt" style:font-name-complex="Arial" style:font-size-complex="16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137b5f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weight="bold" style:font-weight-asian="bold" style:font-name-complex="Arial" style:font-size-complex="10pt" style:font-weight-complex="bold"/>
    </style:style>
    <style:style style:name="T7" style:family="text">
      <style:text-properties style:font-name="Arial" fo:font-size="12pt" style:font-size-asian="12pt" style:font-name-complex="Arial" style:font-size-complex="10pt" style:font-weight-complex="bold"/>
    </style:style>
    <style:style style:name="T8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9" style:family="text">
      <style:text-properties style:font-name="Arial" fo:font-size="12pt" officeooo:rsid="00153150" style:font-size-asian="12pt" style:font-name-complex="Arial" style:font-size-complex="10pt" style:font-weight-complex="bold"/>
    </style:style>
    <style:style style:name="T10" style:family="text">
      <style:text-properties style:font-name="Arial" fo:font-size="12pt" officeooo:rsid="0016eb9f" style:font-size-asian="12pt" style:font-name-complex="Arial" style:font-size-complex="10pt" style:font-weight-complex="bold"/>
    </style:style>
    <style:style style:name="T11" style:family="text">
      <style:text-properties style:font-name="Arial" fo:font-size="12pt" style:font-size-asian="12pt" style:font-name-complex="Arial" style:font-size-complex="16pt"/>
    </style:style>
    <style:style style:name="T12" style:family="text">
      <style:text-properties officeooo:rsid="000c6291"/>
    </style:style>
    <style:style style:name="T13" style:family="text">
      <style:text-properties officeooo:rsid="000d8f90"/>
    </style:style>
    <style:style style:name="T14" style:family="text">
      <style:text-properties officeooo:rsid="000e1f6e"/>
    </style:style>
    <style:style style:name="T15" style:family="text">
      <style:text-properties fo:color="#21409a" loext:opacity="100%" style:font-name="Arial" fo:font-size="12pt" style:font-size-asian="12pt" style:font-name-complex="Arial" style:font-size-complex="10pt" style:font-weight-complex="bold"/>
    </style:style>
    <style:style style:name="T16" style:family="text">
      <style:text-properties fo:color="#000000" loext:opacity="100%" style:font-weight-complex="bold"/>
    </style:style>
    <style:style style:name="T17" style:family="text">
      <style:text-properties fo:color="#000000" loext:opacity="100%" officeooo:rsid="0018bd81" style:font-name-asian="Times New Roman" style:language-asian="fr" style:country-asian="FR" style:font-weight-complex="bold"/>
    </style:style>
    <style:style style:name="T18" style:family="text">
      <style:text-properties officeooo:rsid="00153150"/>
    </style:style>
    <style:style style:name="T19" style:family="text">
      <style:text-properties fo:color="#c9211e" loext:opacity="100%" style:font-name="Arial" fo:font-size="14pt" style:text-underline-style="solid" style:text-underline-width="auto" style:text-underline-color="font-color" fo:font-weight="normal" officeooo:rsid="0016eb9f" style:text-underline-mode="continuous" style:text-overline-mode="continuous" style:text-line-through-mode="continuous" style:font-size-asian="14pt" style:font-weight-asian="normal" style:font-name-complex="Arial" style:font-size-complex="14pt" style:font-weight-complex="normal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Police_20_par_20_défaut"><text:span text:style-name="T1">COMPTE RENDU </text:span></text:span><text:span text:style-name="Police_20_par_20_défaut"><text:span text:style-name="T3">2</text:span></text:span></text:p>
      <text:p text:style-name="Normal"/>
      <text:p text:style-name="Normal"/>
      <text:p text:style-name="P1"><text:span text:style-name="Police_20_par_20_défaut"><text:span text:style-name="T6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10/02/2023 <text:s text:c="3"/></text:p>
      <text:p text:style-name="P1"><text:span text:style-name="Police_20_par_20_défaut"><text:span text:style-name="T6">Heur de début : <text:s text:c="4"/>10 H 30 </text:span></text:span></text:p>
      <text:p text:style-name="Normal"><text:span text:style-name="Police_20_par_20_défaut"><text:span text:style-name="T6">Heur de fin : <text:s text:c="10"/>11 H 0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12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Normal">L’objectif de cette réunion e<text:span text:style-name="T12">s</text:span>t de discuter des attentes d<text:span text:style-name="T12">u</text:span> client.</text:p>
      <text:p text:style-name="Normal"/>
      <text:p text:style-name="P1"><text:span text:style-name="Police_20_par_20_défaut"><text:span text:style-name="T4">Les points abordés lors de la réunion</text:span></text:span><text:span text:style-name="Police_20_par_20_défaut"><text:span text:style-name="T2"> :</text:span></text:span></text:p>
      <text:p text:style-name="P10"/>
      <text:p text:style-name="P12"><text:span text:style-name="T13">N</text:span>ous avons listé les tâches à faire afin de développer le site et proposer plusieurs fonctionnalités aux utilisateurs :</text:p>
      <text:p text:style-name="P13"/>
      <text:list xml:id="list2285066723" text:style-name="L1">
        <text:list-item>
          <text:p text:style-name="P27"><text:span text:style-name="T12">Génération</text:span> des mots de passe en spécifiant la taille <text:span text:style-name="T13">qui est la première tâche nous ayant été demandé par le client</text:span></text:p>
          <text:p text:style-name="P27"/>
        </text:list-item>
        <text:list-item>
          <text:p text:style-name="P28">Afficher un message d’erreur dans le cas où un valeur n’étant pas entre 1 et 30 est spécifié dans le champ ou qu’elle ne contient pas que des chiffres <text:span text:style-name="T18">ou s’il est vide</text:span>. Par exemple, si l’utilisateur génère -3, 2000 ou toto, la page doit afficher un message.</text:p>
          <text:p text:style-name="P28"/>
        </text:list-item>
        <text:list-item>
          <text:p text:style-name="P28">Affichage du mot de passe et le message d’erreur dans la même page.</text:p>
          <text:p text:style-name="P28"><text:s/></text:p>
        </text:list-item>
        <text:list-item>
          <text:p text:style-name="P28">Ajouter une fonctionnalité permettant à l’utilisateur de directement générer un nouveau mot de passe, qu’il est changé la taille ou pas. </text:p>
        </text:list-item>
      </text:list>
      <text:p text:style-name="P10"/>
      <text:list xml:id="list112751688693443" text:continue-numbering="true" text:style-name="L1">
        <text:list-item>
          <text:p text:style-name="P26"><text:span text:style-name="Police_20_par_20_défaut"><text:span text:style-name="T7">Mise à jour d</text:span></text:span><text:span text:style-name="Police_20_par_20_défaut"><text:span text:style-name="T8">u</text:span></text:span><text:span text:style-name="Police_20_par_20_défaut"><text:span text:style-name="T7"> site afin de pouvoir spécifier plus de fonctionnalités pour la génération d</text:span></text:span><text:span text:style-name="Police_20_par_20_défaut"><text:span text:style-name="T8">u</text:span></text:span><text:span text:style-name="Police_20_par_20_défaut"><text:span text:style-name="T7"> mot de passe </text:span></text:span><text:span text:style-name="Police_20_par_20_défaut"><text:span text:style-name="T9">(proposé sous forme de cases à cocher</text:span></text:span><text:span text:style-name="Police_20_par_20_défaut"><text:span text:style-name="T7"> :</text:span></text:span></text:p>
        </text:list-item>
      </text:list>
      <text:p text:style-name="Paragraphe_20_de_20_liste"/>
      <text:list xml:id="list625232989" text:style-name="L2">
        <text:list-item>
          <text:p text:style-name="P29">Majuscule</text:p>
        </text:list-item>
        <text:list-item>
          <text:p text:style-name="P29">Minuscule</text:p>
        </text:list-item>
        <text:list-item>
          <text:p text:style-name="P29"><text:soft-page-break/>Chiffres</text:p>
        </text:list-item>
        <text:list-item>
          <text:p text:style-name="P29">Symboles</text:p>
        </text:list-item>
      </text:list>
      <text:list xml:id="list1057007343" text:style-name="L3">
        <text:list-header>
          <text:p text:style-name="P30"/>
        </text:list-header>
        <text:list-item>
          <text:p text:style-name="P31">Mise à jour du site afin que l’utilisateur puisse sélectionner des caractères qu’il ne veut pas dans son mot de passe </text:p>
          <text:p text:style-name="P31"/>
        </text:list-item>
        <text:list-item>
          <text:p text:style-name="P31">Mise à jour du site afin que l’utilisateur puisse sélectionner des caractères qu’il veut dans son mot de passe. Si le nombre de caractères sélectionné est supérieur à la taille du mot de passe demandé, une erreur doit apparaître lors de la demande de la génération du mot de passe par l’utilisateur.</text:p>
          <text:p text:style-name="P31"/>
        </text:list-item>
        <text:list-item>
          <text:p text:style-name="P31">Rendre l’affichage responsive. </text:p>
          <text:p text:style-name="P31"/>
        </text:list-item>
        <text:list-item>
          <text:p text:style-name="P31">Faire des tests de monter de charge afin de vérifier que le site supporte de nombreuses connexions parallèles (=3000)</text:p>
          <text:p text:style-name="P31"/>
        </text:list-item>
        <text:list-item>
          <text:p text:style-name="P31">L’utilisateur doit pouvoir choisir la langue sur le site (Français, Espagnol, Anglais)</text:p>
          <text:p text:style-name="P30"/>
        </text:list-item>
        <text:list-item>
          <text:p text:style-name="P30">L’interface et l’ergonomie d<text:span text:style-name="T12">u</text:span> site : l’interface sera intégrer au site web de l’université, pour cela les couleurs doivent correspondre à l’existant (Orange, rouge, blanc)</text:p>
        </text:list-item>
      </text:list>
      <text:p text:style-name="P18"/>
      <text:p text:style-name="P11"/>
      <text:p text:style-name="Normal"><text:span text:style-name="Police_20_par_20_défaut"><text:span text:style-name="T11"><text:s/></text:span></text:span><text:span text:style-name="Police_20_par_20_défaut"><text:span text:style-name="T4">Décision</text:span></text:span><text:span text:style-name="Police_20_par_20_défaut"><text:span text:style-name="T5">s</text:span></text:span><text:span text:style-name="Police_20_par_20_défaut"><text:span text:style-name="T4"> :</text:span></text:span></text:p>
      <text:p text:style-name="Normal"><text:span text:style-name="Police_20_par_20_défaut"><text:span text:style-name="T4"/></text:span></text:p>
      <text:p text:style-name="P14"><text:span text:style-name="Police_20_par_20_défaut"><text:span text:style-name="T19">Sprint I :</text:span></text:span></text:p>
      <text:p text:style-name="Normal"><text:span text:style-name="Police_20_par_20_défaut"><text:span text:style-name="T15"/></text:span></text:p>
      <text:p text:style-name="P20"><text:tab/>Lors du premier sprint, nous avons mis en place l’interface et l’ergonomie du site, puis la fonctionnalité concernant la taille du mot de passe <text:span text:style-name="T14">comme demandé par le client</text:span>. Désormais, après le premier sprint, nous pouvons générer un mot de passe en lui spécifiant la taille souhaité. </text:p>
      <text:p text:style-name="P20"/>
      <text:p text:style-name="P23">Sprint II :</text:p>
      <text:p text:style-name="P23"/>
      <text:p text:style-name="P21"><text:tab/>Pour ce sprint, nous avons fait en sorte que le mot de passe ou l’erreur s’affiche sur la même page. De plus, à la fin de ce sprint l’utilisateur doit recevoir un message d’erreur s’il ne tape pas correctement la taille du mot de passe à générer, celui-ci ne s’affichant seulement si l’utilisateur met seulement un nombre entre 1 à 30 dans le champ. Pour terminer, nous avons mis en place une fonctionnalité permettant de générer un nouveau mot de passe avec une taille différentes ou identiques que le précédent. </text:p>
      <text:p text:style-name="P16"><text:span text:style-name="Police_20_par_20_défaut"><text:span text:style-name="T17"/></text:span></text:p>
      <text:p text:style-name="P19"><text:span text:style-name="Police_20_par_20_défaut"><text:span text:style-name="T17"><text:tab/>C</text:span></text:span><text:span text:style-name="Police_20_par_20_défaut"><text:span text:style-name="T16">oncernant les autres fonctionnalités, elles seront développées selon les demandes et les priorités du client. Au cours du projet, d’autres tâches pourront être demandées par le client. </text:span></text:span></text:p>
      <text:p text:style-name="P19"><text:span text:style-name="Police_20_par_20_défaut"><text:span text:style-name="T16"/></text:span></text:p>
      <text:p text:style-name="P24"><text:span text:style-name="Police_20_par_20_défaut"><text:span text:style-name="T10">Spécifications supplémentaires :</text:span></text:span></text:p>
      <text:p text:style-name="P22"><text:span text:style-name="Police_20_par_20_défaut"><text:span text:style-name="T10"/></text:span></text:p>
      <text:list xml:id="list1735890255" text:style-name="L4">
        <text:list-item>
          <text:p text:style-name="P32"><text:soft-page-break/>Le site doit répondre rapidement (<text:span text:style-name="T12">en moins d’une seconde</text:span>)</text:p>
        </text:list-item>
      </text:list>
      <text:p text:style-name="P11"/>
      <text:list xml:id="list112749767950248" text:continue-numbering="true" text:style-name="L4">
        <text:list-item>
          <text:p text:style-name="P32">L’équipe de développeur a choisi de coder le site en PHP, et l’interface graphique avec HTML et CSS.</text:p>
          <text:p text:style-name="P32"/>
        </text:list-item>
        <text:list-item>
          <text:p text:style-name="P33">Sauf demande du PO, tout le site doit être en anglais</text:p>
        </text:list-item>
      </text:list>
      <text:p text:style-name="P15"/>
      <text:p text:style-name="P17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2-28T11:27:49.148000000</dc:date>
    <meta:editing-cycles>21</meta:editing-cycles>
    <meta:editing-duration>PT1H6M24S</meta:editing-duration>
    <meta:document-statistic meta:table-count="1" meta:image-count="0" meta:object-count="0" meta:page-count="3" meta:paragraph-count="60" meta:word-count="611" meta:character-count="3471" meta:non-whitespace-character-count="2896"/>
    <meta:template xlink:type="simple" xlink:actuate="onRequest" xlink:title="" xlink:href="../../../../../Téléchargements/CR_de_Réunion_avec_PO.odt/Normal.dotm"/>
  </office:meta>
</office:document-meta>
</file>